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6c8f93"/>
    </style:style>
    <style:style style:name="gr2" style:family="graphic" style:parent-style-name="standard">
      <style:graphic-properties draw:stroke="none" svg:stroke-width="0.003cm" draw:fill-color="#b6c7c9"/>
    </style:style>
    <style:style style:name="gr3" style:family="graphic" style:parent-style-name="standard">
      <style:graphic-properties draw:stroke="none" svg:stroke-width="0.003cm" draw:fill-color="#005a80"/>
    </style:style>
    <style:style style:name="gr4" style:family="graphic" style:parent-style-name="standard">
      <style:graphic-properties svg:stroke-width="0.001cm" svg:stroke-color="#003c55" draw:fill="none" draw:fill-color="#ffffff" fo:padding-top="-0.049cm" fo:padding-bottom="-0.049cm" fo:padding-left="-0.049cm" fo:padding-right="-0.049cm"/>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draw:stroke="none" svg:stroke-width="0.001cm" draw:fill-color="#364749"/>
    </style:style>
    <style:style style:name="gr8" style:family="graphic" style:parent-style-name="standard">
      <style:graphic-properties svg:stroke-width="0.001cm" svg:stroke-color="#000000" draw:fill="none" draw:fill-color="#ffffff" fo:padding-top="-0.049cm" fo:padding-bottom="-0.049cm" fo:padding-left="-0.049cm" fo:padding-right="-0.049cm"/>
    </style:style>
  </office:automatic-styles>
  <office:body>
    <office:drawing>
      <draw:page draw:name="page1" draw:style-name="dp1" draw:master-page-name="Default">
        <draw:g>
          <draw:glue-point draw:id="4" svg:x="-4.534cm" svg:y="-5cm"/>
          <draw:glue-point draw:id="5" svg:x="4.564cm" svg:y="-5cm"/>
          <draw:glue-point draw:id="6" svg:x="0.015cm" svg:y="-5cm"/>
          <draw:glue-point draw:id="7" svg:x="-4.511cm" svg:y="5cm"/>
          <draw:glue-point draw:id="8" svg:x="4.564cm" svg:y="5cm"/>
          <draw:glue-point draw:id="9" svg:x="0.027cm" svg:y="5cm"/>
          <draw:glue-point draw:id="10" svg:x="-5cm" svg:y="0.001cm"/>
          <draw:glue-point draw:id="11" svg:x="5cm" svg:y="0.003cm"/>
          <draw:glue-point draw:id="12" svg:x="0.016cm" svg:y="0cm"/>
          <draw:polygon draw:style-name="gr1" draw:layer="layout" svg:width="0.675cm" svg:height="1.971cm" svg:x="0.027cm" svg:y="0cm" svg:viewBox="0 0 676 1972" draw:points="676,986 676,936 673,886 671,836 669,787 665,739 660,691 654,643 648,597 641,551 633,508 624,464 614,422 605,382 594,343 582,306 570,271 557,237 544,206 531,176 516,149 501,123 487,101 471,79 454,61 439,44 422,31 406,20 388,11 372,5 355,1 337,0 320,1 303,5 287,11 269,20 253,31 236,44 220,61 204,79 188,101 173,123 159,149 145,176 130,206 118,237 105,271 92,306 81,343 70,382 60,422 51,464 42,508 34,551 27,597 21,643 16,691 10,739 6,787 4,836 1,886 0,936 0,986 0,1035 1,1085 4,1135 6,1184 10,1233 16,1280 21,1329 27,1374 34,1420 42,1464 51,1507 60,1549 70,1589 81,1628 92,1665 105,1700 118,1734 130,1765 145,1795 159,1823 173,1848 188,1870 204,1892 220,1910 236,1927 253,1940 269,1952 287,1960 303,1966 320,1971 337,1972 355,1971 372,1966 388,1960 406,1952 422,1940 439,1927 454,1910 471,1892 487,1870 501,1848 516,1823 531,1795 544,1765 557,1734 570,1700 582,1665 594,1628 605,1589 614,1549 624,1507 633,1464 641,1420 648,1374 654,1329 660,1280 665,1233 669,1184 671,1135 673,1085 676,1035">
            <text:p/>
          </draw:polygon>
          <draw:polygon draw:style-name="gr1" draw:layer="layout" svg:width="5.265cm" svg:height="1.972cm" svg:x="0.394cm" svg:y="0.001cm" svg:viewBox="0 0 5266 1973" draw:points="0,0 5266,0 5266,1973 0,1973">
            <text:p/>
          </draw:polygon>
          <draw:polygon draw:style-name="gr2" draw:layer="layout" svg:width="5.319cm" svg:height="0.113cm" svg:x="0.113cm" svg:y="0.226cm" svg:viewBox="0 0 5320 114" draw:points="27,0 0,57 0,114 5263,114 5292,85 5320,0">
            <text:p/>
          </draw:polygon>
          <draw:polygon draw:style-name="gr3" draw:layer="layout" svg:width="2.45cm" svg:height="1.352cm" svg:x="1.687cm" svg:y="0.311cm" svg:viewBox="0 0 2451 1353" draw:points="2451,676 2450,642 2444,608 2437,574 2425,540 2411,506 2394,473 2374,441 2352,410 2325,378 2296,348 2265,318 2231,289 2194,262 2154,235 2113,210 2070,186 2024,163 1976,141 1926,121 1873,102 1820,85 1765,69 1709,54 1651,42 1592,31 1533,21 1472,13 1411,7 1348,3 1287,1 1225,0 1163,1 1102,3 1039,7 978,13 917,21 858,31 799,42 742,54 686,69 630,85 577,102 525,121 474,141 427,163 381,186 337,210 296,235 256,262 219,289 185,318 154,348 125,378 99,410 76,441 56,473 39,506 25,540 13,574 6,608 1,642 0,676 1,710 6,744 13,778 25,812 39,846 56,878 76,911 99,942 125,974 154,1004 185,1034 219,1063 256,1090 296,1117 337,1141 381,1166 427,1189 474,1211 525,1231 577,1250 630,1267 686,1283 742,1298 799,1310 858,1321 917,1331 978,1339 1039,1345 1102,1349 1163,1351 1225,1353 1287,1351 1348,1349 1411,1345 1472,1339 1533,1331 1592,1321 1651,1310 1709,1298 1765,1283 1820,1267 1873,1250 1926,1231 1976,1211 2024,1189 2070,1166 2113,1141 2154,1117 2194,1090 2231,1063 2265,1034 2296,1004 2325,974 2352,942 2374,911 2394,878 2411,846 2425,812 2437,778 2444,744 2450,710">
            <text:p/>
          </draw:polygon>
          <draw:polygon draw:style-name="gr4" draw:layer="layout" svg:width="2.423cm" svg:height="1.352cm" svg:x="1.688cm" svg:y="0.283cm" svg:viewBox="0 0 2424 1353" draw:points="2424,676 2423,642 2417,608 2410,574 2399,540 2385,507 2368,474 2348,440 2326,410 2300,378 2271,348 2240,318 2206,289 2170,262 2131,235 2090,210 2047,186 2001,162 1954,141 1904,121 1853,102 1800,84 1745,69 1690,54 1632,42 1575,30 1515,21 1455,13 1395,7 1334,3 1274,0 1212,0 1150,0 1089,3 1028,7 968,13 908,21 848,30 791,42 733,54 678,69 624,84 570,102 519,121 469,141 422,162 377,186 333,210 292,235 253,262 217,289 183,318 152,348 123,378 98,410 75,440 55,474 38,507 24,540 13,574 6,608 1,642 0,676 1,710 6,744 13,778 24,812 38,845 55,878 75,912 98,942 123,974 152,1004 183,1034 217,1063 253,1090 292,1117 333,1142 377,1166 422,1189 469,1211 519,1231 570,1250 624,1267 678,1283 733,1298 791,1310 848,1322 908,1331 968,1339 1028,1345 1089,1349 1150,1351 1212,1353 1274,1351 1334,1349 1395,1345 1455,1339 1515,1331 1575,1322 1632,1310 1690,1298 1745,1283 1800,1267 1853,1250 1904,1231 1954,1211 2001,1189 2047,1166 2090,1142 2131,1117 2170,1090 2206,1063 2240,1034 2271,1004 2300,974 2326,942 2348,912 2368,878 2385,845 2399,812 2410,778 2417,744 2423,710">
            <text:p/>
          </draw:polygon>
          <draw:polygon draw:style-name="gr5" draw:layer="layout" svg:width="0.704cm" svg:height="0.705cm" svg:x="2.28cm" svg:y="0.593cm" svg:viewBox="0 0 705 706" draw:points="0,593 450,140 338,0 705,0 705,395 563,254 140,706">
            <text:p/>
          </draw:polygon>
          <draw:polygon draw:style-name="gr5" draw:layer="layout" svg:width="0.676cm" svg:height="0.676cm" svg:x="2.815cm" svg:y="0.846cm" svg:viewBox="0 0 677 677" draw:points="0,564 450,112 338,0 677,0 677,366 564,253 141,677">
            <text:p/>
          </draw:polygon>
          <draw:polygon draw:style-name="gr6" draw:layer="layout" svg:width="0.704cm" svg:height="0.703cm" svg:x="2.252cm" svg:y="0.565cm" svg:viewBox="0 0 705 704" draw:points="0,591 451,140 338,0 705,0 705,393 564,253 141,704">
            <text:p/>
          </draw:polygon>
          <draw:polygon draw:style-name="gr6" draw:layer="layout" svg:width="0.676cm" svg:height="0.676cm" svg:x="2.786cm" svg:y="0.818cm" svg:viewBox="0 0 677 677" draw:points="0,563 452,113 338,0 677,0 677,366 563,253 141,677">
            <text:p/>
          </draw:polygon>
          <draw:polygon draw:style-name="gr7" draw:layer="layout" svg:width="0.703cm" svg:height="1.999cm" svg:x="5.321cm" svg:y="0.001cm" svg:viewBox="0 0 704 2000" draw:points="704,1000 704,948 702,898 699,848 696,798 692,749 687,700 681,652 675,605 667,559 660,514 650,470 640,429 630,387 618,347 606,310 593,274 581,241 567,208 553,178 538,151 522,125 506,102 490,80 474,61 457,45 440,31 422,19 405,11 386,5 370,0 352,0 334,0 316,5 298,11 281,19 263,31 246,45 229,61 213,80 197,102 181,125 165,151 150,178 136,208 123,241 110,274 97,310 85,347 73,387 63,429 53,470 44,514 36,559 28,605 22,652 16,700 11,749 7,798 4,848 2,898 0,948 0,1000 0,1051 2,1101 4,1151 7,1201 11,1250 16,1299 22,1347 28,1393 36,1440 44,1485 53,1529 63,1570 73,1612 85,1651 97,1688 110,1725 123,1758 136,1791 150,1821 165,1848 181,1874 197,1897 213,1919 229,1938 246,1954 263,1968 281,1979 298,1988 316,1994 334,1998 352,2000 370,1998 386,1994 405,1988 422,1979 440,1968 457,1954 474,1938 490,1919 506,1897 522,1874 538,1848 553,1821 567,1791 581,1758 593,1725 606,1688 618,1651 630,1612 640,1570 650,1529 660,1485 667,1440 675,1393 681,1347 687,1299 692,1250 696,1201 699,1151 702,1101 704,1051">
            <text:p/>
          </draw:polygon>
          <draw:polygon draw:style-name="gr8" draw:layer="layout" svg:width="0.675cm" svg:height="1.971cm" svg:x="5.321cm" svg:y="0.002cm" svg:viewBox="0 0 676 1972" draw:points="676,986 676,936 674,885 671,837 669,788 665,738 660,691 654,643 648,597 641,551 633,507 624,464 615,423 605,382 594,344 583,306 570,271 557,237 545,206 531,176 517,149 502,123 487,101 471,80 455,61 439,45 422,32 406,20 389,12 372,5 355,1 338,0 320,1 303,5 287,12 270,20 253,32 236,45 220,61 205,80 188,101 174,123 158,149 145,176 131,206 118,237 105,271 92,306 81,344 70,382 60,423 51,464 42,507 34,551 27,597 21,643 16,691 10,738 6,788 4,837 2,885 0,936 0,986 0,1036 2,1086 4,1135 6,1184 10,1233 16,1281 21,1328 27,1374 34,1420 42,1464 51,1507 60,1549 70,1589 81,1628 92,1665 105,1700 118,1734 131,1765 145,1795 158,1822 174,1848 188,1870 205,1892 220,1910 236,1927 253,1940 270,1951 287,1960 303,1966 320,1970 338,1972 355,1970 372,1966 389,1960 406,1951 422,1940 439,1927 455,1910 471,1892 487,1870 502,1848 517,1822 531,1795 545,1765 557,1734 570,1700 583,1665 594,1628 605,1589 615,1549 624,1507 633,1464 641,1420 648,1374 654,1328 660,1281 665,1233 669,1184 671,1135 674,1086 676,1036">
            <text:p/>
          </draw:polygon>
          <draw:polyline draw:style-name="gr8" draw:layer="layout" svg:width="0.394cm" svg:height="1.999cm" svg:x="0cm" svg:y="0.001cm" svg:viewBox="0 0 395 2000" draw:points="395,0 374,0 355,5 335,11 315,19 295,31 276,45 257,61 238,80 220,102 202,125 185,151 169,178 153,208 137,241 122,274 108,310 94,347 81,387 70,429 59,470 48,514 40,559 32,605 24,652 18,700 12,749 7,798 3,848 1,898 0,948 0,1000 0,1051 1,1101 3,1151 7,1201 12,1250 18,1299 24,1347 32,1393 40,1440 48,1485 59,1529 70,1570 81,1612 94,1651 108,1688 122,1725 137,1758 153,1791 169,1821 185,1848 202,1874 220,1897 238,1919 257,1938 276,1954 295,1968 315,1979 335,1988 355,1994 374,1998 395,2000">
            <text:p/>
          </draw:polyline>
          <draw:line draw:style-name="gr8" draw:layer="layout" svg:x1="0.337cm" svg:y1="0.001cm" svg:x2="5.603cm" svg:y2="0.001cm">
            <text:p/>
          </draw:line>
          <draw:line draw:style-name="gr8" draw:layer="layout" svg:x1="0.337cm" svg:y1="1.973cm" svg:x2="5.603cm" svg:y2="1.973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hannelized Pipe</dc:title>
    <meta:creation-date>2011-02-07T16:42:58</meta:creation-date>
    <meta:editing-duration>P0D</meta:editing-duration>
    <meta:editing-cycles>1</meta:editing-cycles>
    <meta:document-statistic meta:object-count="15"/>
    <meta:generator>OpenOffice.org/3.3$Linux OpenOffice.org_project/330m20$Build-9567</meta:generator>
  </office:meta>
</office:document-meta>
</file>